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0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0"/>
        <table:table-column table:style-name="co1" table:number-columns-repeated="998" table:default-cell-style-name="ce12"/>
        <table:table-row table:style-name="ro1">
          <table:table-cell table:style-name="ce2" office:value-type="string" calcext:value-type="string">
            <text:p>Ave</text:p>
          </table:table-cell>
          <table:table-cell table:style-name="ce11" office:value-type="string" calcext:value-type="string">
            <text:p>Tamaño</text:p>
          </table:table-cell>
          <table:table-cell table:style-name="ce11" office:value-type="string" calcext:value-type="string">
            <text:p>Pico forma</text:p>
          </table:table-cell>
          <table:table-cell table:style-name="ce2" office:value-type="string" calcext:value-type="string">
            <text:p>Pico grosor</text:p>
          </table:table-cell>
          <table:table-cell table:style-name="ce2" office:value-type="string" calcext:value-type="string">
            <text:p>Pico longitud</text:p>
          </table:table-cell>
          <table:table-cell table:style-name="ce11" office:value-type="string" calcext:value-type="string">
            <text:p>Comportamiento</text:p>
          </table:table-cell>
          <table:table-cell table:style-name="ce11" office:value-type="string" calcext:value-type="string">
            <text:p>Hábitat</text:p>
          </table:table-cell>
          <table:table-cell table:style-name="ce11" office:value-type="string" calcext:value-type="string">
            <text:p>Patas color</text:p>
          </table:table-cell>
          <table:table-cell table:style-name="ce11" office:value-type="string" calcext:value-type="string">
            <text:p>Pico color</text:p>
          </table:table-cell>
          <table:table-cell table:style-name="ce11" office:value-type="string" calcext:value-type="string">
            <text:p>Color</text:p>
          </table:table-cell>
          <table:table-cell table:style-name="ce11" office:value-type="string" calcext:value-type="string">
            <text:p>Ficha</text:p>
          </table:table-cell>
          <table:table-cell table:style-name="ce11" office:value-type="string" calcext:value-type="string">
            <text:p>Foto</text:p>
          </table:table-cell>
          <table:table-cell table:style-name="ce11" office:value-type="string" calcext:value-type="string">
            <text:p>UrlCanto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<text:s/>Marrón</text:p>
          </table:table-cell>
          <table:table-cell table:number-columns-repeated="3" office:value-type="string" calcext:value-type="string">
            <text:p>Abubilla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3" office:value-type="string" calcext:value-type="string">
            <text:p>Acentor Común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table:number-columns-repeated="3" office:value-type="string" calcext:value-type="string">
            <text:p>Agachadiza Chica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Verde</text:p>
          </table:table-cell>
          <table:table-cell office:value-type="string" calcext:value-type="string">
            <text:p>Marrón</text:p>
          </table:table-cell>
          <table:table-cell table:number-columns-repeated="3" office:value-type="string" calcext:value-type="string">
            <text:p>Agachadiza Común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3" office:value-type="string" calcext:value-type="string">
            <text:p>Agateador Común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3" table:style-name="ce9" office:value-type="string" calcext:value-type="string">
            <text:p>Águila Pescadora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Rosa</text:p>
          </table:table-cell>
          <table:table-cell office:value-type="string" calcext:value-type="string">
            <text:p>Gris/ Marrón</text:p>
          </table:table-cell>
          <table:table-cell table:number-columns-repeated="3" office:value-type="string" calcext:value-type="string">
            <text:p>Aguja Colipinta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Volando/Planeando; Cazando/Pescando</text:p>
          </table:table-cell>
          <table:table-cell office:value-type="string" calcext:value-type="string">
            <text:p>Costa/ Cortados/Acantilado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Pío: blanco y negro</text:p>
          </table:table-cell>
          <table:table-cell table:number-columns-repeated="3" table:style-name="ce9" office:value-type="string" calcext:value-type="string">
            <text:p>Alcatraz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3" office:value-type="string" calcext:value-type="string">
            <text:p>Alcotán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Ánade Azuló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/ Marrón</text:p>
          </table:table-cell>
          <table:table-cell table:number-columns-repeated="3" table:style-name="ce9" office:value-type="string" calcext:value-type="string">
            <text:p>Ánade Azulón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3" office:value-type="string" calcext:value-type="string">
            <text:p>Andarríos Chico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3" table:style-name="ce9" office:value-type="string" calcext:value-type="string">
            <text:p>Archibebe Claro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3" office:value-type="string" calcext:value-type="string">
            <text:p>Arrendajo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Urbanos/ Cortados/Acantilad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3" office:value-type="string" calcext:value-type="string">
            <text:p>Avión Común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3" office:value-type="string" calcext:value-type="string">
            <text:p>Azor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Herbazales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3" table:style-name="ce9" office:value-type="string" calcext:value-type="string">
            <text:p>Bisbita Común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3" office:value-type="string" calcext:value-type="string">
            <text:p>Buitrón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amachuel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aranja/ Marrón</text:p>
          </table:table-cell>
          <table:table-cell table:number-columns-repeated="3" office:value-type="string" calcext:value-type="string">
            <text:p>Camachuelo Común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</text:p>
          </table:table-cell>
          <table:table-cell table:number-columns-repeated="3" office:value-type="string" calcext:value-type="string">
            <text:p>Carbonero Común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3" office:value-type="string" calcext:value-type="string">
            <text:p>Carbonero Garrapinos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3" office:value-type="string" calcext:value-type="string">
            <text:p>Carricerín Cejudo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</text:p>
          </table:table-cell>
          <table:table-cell table:number-columns-repeated="3" office:value-type="string" calcext:value-type="string">
            <text:p>Cernícalo Vulgar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Charrán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Volando/Planeando/ Cazando/Pesc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</text:p>
          </table:table-cell>
          <table:table-cell table:number-columns-repeated="3" office:value-type="string" calcext:value-type="string">
            <text:p>Charrán Común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Volando/Planeando/ Cazando/Pesc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Blanco/ Gris</text:p>
          </table:table-cell>
          <table:table-cell table:number-columns-repeated="3" office:value-type="string" calcext:value-type="string">
            <text:p>Charrán Patinegro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Chochí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3" office:value-type="string" calcext:value-type="string">
            <text:p>Chochín</text:p>
          </table:table-cell>
          <table:table-cell table:number-columns-repeated="986"/>
        </table:table-row>
        <table:table-row table:style-name="ro4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</text:p>
          </table:table-cell>
          <table:table-cell table:number-columns-repeated="3" office:value-type="string" calcext:value-type="string">
            <text:p>Chorlitejo Grande</text:p>
          </table:table-cell>
          <table:table-cell table:number-columns-repeated="986"/>
        </table:table-row>
        <table:table-row table:style-name="ro4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3" office:value-type="string" calcext:value-type="string">
            <text:p>Chorlitejo Patinegro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3" office:value-type="string" calcext:value-type="string">
            <text:p>Chorlito Gris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3" office:value-type="string" calcext:value-type="string">
            <text:p>Chotacabras Gris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</text:p>
          </table:table-cell>
          <table:table-cell office:value-type="string" calcext:value-type="string">
            <text:p>Herbazales/ Riber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Pío: blanco y negro</text:p>
          </table:table-cell>
          <table:table-cell table:number-columns-repeated="3" office:value-type="string" calcext:value-type="string">
            <text:p>Cigüeña Blanca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Colirrojo Tiz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3" table:style-name="ce9" office:value-type="string" calcext:value-type="string">
            <text:p>Colirrojo Tizón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3" office:value-type="string" calcext:value-type="string">
            <text:p>Cormorán Grande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<text:s/>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office:value-type="string" calcext:value-type="string">
            <text:p>Negro</text:p>
          </table:table-cell>
          <table:table-cell table:number-columns-repeated="3" office:value-type="string" calcext:value-type="string">
            <text:p>Cormorán Moñudo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3" table:style-name="ce9" office:value-type="string" calcext:value-type="string">
            <text:p>Corneja Negra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3" office:value-type="string" calcext:value-type="string">
            <text:p>Correlimos Común</text:p>
          </table:table-cell>
          <table:table-cell table:number-columns-repeated="986"/>
        </table:table-row>
        <table:table-row table:style-name="ro4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Marrón</text:p>
          </table:table-cell>
          <table:table-cell table:number-columns-repeated="3" office:value-type="string" calcext:value-type="string">
            <text:p>Correlimos Tridáctilo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Crema</text:p>
          </table:table-cell>
          <table:table-cell table:number-columns-repeated="3" office:value-type="string" calcext:value-type="string">
            <text:p>Críalo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3" office:value-type="string" calcext:value-type="string">
            <text:p>Cuco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urruca Cabecineg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3" office:value-type="string" calcext:value-type="string">
            <text:p>Curruca Cabecinegra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urruca Capirotad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</text:p>
          </table:table-cell>
          <table:table-cell office:value-type="string" calcext:value-type="string">
            <text:p>Arbust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3" office:value-type="string" calcext:value-type="string">
            <text:p>Curruca Capirotada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/ Crema</text:p>
          </table:table-cell>
          <table:table-cell table:number-columns-repeated="3" office:value-type="string" calcext:value-type="string">
            <text:p>Curruca Mosquitera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</text:p>
          </table:table-cell>
          <table:table-cell table:number-columns-repeated="3" office:value-type="string" calcext:value-type="string">
            <text:p>Curruca Rabilarga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Blanco</text:p>
          </table:table-cell>
          <table:table-cell table:number-columns-repeated="3" office:value-type="string" calcext:value-type="string">
            <text:p>Curruca Zarcera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3" office:value-type="string" calcext:value-type="string">
            <text:p>Escribano Cerillo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aranja/ Gris</text:p>
          </table:table-cell>
          <table:table-cell table:number-columns-repeated="3" office:value-type="string" calcext:value-type="string">
            <text:p>Escribano Montesino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Negro</text:p>
          </table:table-cell>
          <table:table-cell table:number-columns-repeated="3" office:value-type="string" calcext:value-type="string">
            <text:p>Escribano Palustre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3" office:value-type="string" calcext:value-type="string">
            <text:p>Escribano Soteño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3" office:value-type="string" calcext:value-type="string">
            <text:p>Espátula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3" office:value-type="string" calcext:value-type="string">
            <text:p>Estornino Negro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egro</text:p>
          </table:table-cell>
          <table:table-cell table:number-columns-repeated="3" office:value-type="string" calcext:value-type="string">
            <text:p>Estornino Pinto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Faisán Vulgar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Rojo</text:p>
          </table:table-cell>
          <table:table-cell table:number-columns-repeated="3" office:value-type="string" calcext:value-type="string">
            <text:p>Faisán Vulgar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/ Negro/ Amarill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3" office:value-type="string" calcext:value-type="string">
            <text:p>Focha Común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Puñal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3" office:value-type="string" calcext:value-type="string">
            <text:p>Fumarel Común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3" table:style-name="ce9" office:value-type="string" calcext:value-type="string">
            <text:p>Garceta Común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3" office:value-type="string" calcext:value-type="string">
            <text:p>Garceta Grande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</text:p>
          </table:table-cell>
          <table:table-cell table:number-columns-repeated="3" table:style-name="ce9" office:value-type="string" calcext:value-type="string">
            <text:p>Garza Real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3" office:value-type="string" calcext:value-type="string">
            <text:p>Gavilán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3" office:value-type="string" calcext:value-type="string">
            <text:p>Gaviota Argéntea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3" office:value-type="string" calcext:value-type="string">
            <text:p>Gaviota Patiamarilla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</text:p>
          </table:table-cell>
          <table:table-cell table:number-columns-repeated="3" table:style-name="ce9" office:value-type="string" calcext:value-type="string">
            <text:p>Gaviota Reidora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3" office:value-type="string" calcext:value-type="string">
            <text:p>Gaviota Sombría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3" office:value-type="string" calcext:value-type="string">
            <text:p>Golondrina Común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3" office:value-type="string" calcext:value-type="string">
            <text:p>Golondrina Daúrica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orr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table:number-columns-repeated="3" table:style-name="ce9" office:value-type="string" calcext:value-type="string">
            <text:p>Gorrión Común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3" office:value-type="string" calcext:value-type="string">
            <text:p>Gorrión Molinero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Halcón Abejer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3" office:value-type="string" calcext:value-type="string">
            <text:p>Halcón Abejero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3" office:value-type="string" calcext:value-type="string">
            <text:p>Halcón Común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3" office:value-type="string" calcext:value-type="string">
            <text:p>Herrerillo Capuchino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zul/ Amarillo</text:p>
          </table:table-cell>
          <table:table-cell table:number-columns-repeated="3" office:value-type="string" calcext:value-type="string">
            <text:p>Herrerillo Común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Jilguer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</text:p>
          </table:table-cell>
          <table:table-cell table:number-columns-repeated="3" office:value-type="string" calcext:value-type="string">
            <text:p>Jilguero</text:p>
          </table:table-cell>
          <table:table-cell table:number-columns-repeated="986"/>
        </table:table-row>
        <table:table-row table:style-name="ro5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3" office:value-type="string" calcext:value-type="string">
            <text:p>Lavandera Blanca Común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Verde</text:p>
          </table:table-cell>
          <table:table-cell table:number-columns-repeated="3" office:value-type="string" calcext:value-type="string">
            <text:p>Lavandera Boyera Ibérica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3" office:value-type="string" calcext:value-type="string">
            <text:p>Lavandera Cascadeña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Urbano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3" office:value-type="string" calcext:value-type="string">
            <text:p>Lechuza Común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Lúgan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Verde</text:p>
          </table:table-cell>
          <table:table-cell table:number-columns-repeated="3" office:value-type="string" calcext:value-type="string">
            <text:p>Lúgano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</text:p>
          </table:table-cell>
          <table:table-cell table:number-columns-repeated="3" office:value-type="string" calcext:value-type="string">
            <text:p>Martín Pescador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3" office:value-type="string" calcext:value-type="string">
            <text:p>Milano Negro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3" table:style-name="ce9" office:value-type="string" calcext:value-type="string">
            <text:p>Mirlo Común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Mit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3" office:value-type="string" calcext:value-type="string">
            <text:p>Mito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</text:p>
          </table:table-cell>
          <table:table-cell table:number-columns-repeated="3" office:value-type="string" calcext:value-type="string">
            <text:p>Mochuelo Común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3" office:value-type="string" calcext:value-type="string">
            <text:p>Mosquitero Común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egro/ Marrón</text:p>
          </table:table-cell>
          <table:table-cell table:number-columns-repeated="3" office:value-type="string" calcext:value-type="string">
            <text:p>Negrón Común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Pío: blanco y negro</text:p>
          </table:table-cell>
          <table:table-cell table:number-columns-repeated="3" table:style-name="ce9" office:value-type="string" calcext:value-type="string">
            <text:p>Ostrero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Paloma Torcaz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table:number-columns-repeated="3" table:style-name="ce9" office:value-type="string" calcext:value-type="string">
            <text:p>Paloma Torcaz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3" table:style-name="ce9" office:value-type="string" calcext:value-type="string">
            <text:p>Papamoscas Cerrojillo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/ Marrón</text:p>
          </table:table-cell>
          <table:table-cell table:number-columns-repeated="3" office:value-type="string" calcext:value-type="string">
            <text:p>Perdiz Común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3" office:value-type="string" calcext:value-type="string">
            <text:p>Petirrojo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Pico de Coral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</text:p>
          </table:table-cell>
          <table:table-cell table:number-columns-repeated="3" table:style-name="ce9" office:value-type="string" calcext:value-type="string">
            <text:p>Pico de Coral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3" office:value-type="string" calcext:value-type="string">
            <text:p>Pico Menor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Pío: blanco y negro/ Rojo</text:p>
          </table:table-cell>
          <table:table-cell table:number-columns-repeated="3" office:value-type="string" calcext:value-type="string">
            <text:p>Pico Picapinos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Pinzón Vulga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sa/ Blanco</text:p>
          </table:table-cell>
          <table:table-cell table:number-columns-repeated="3" office:value-type="string" calcext:value-type="string">
            <text:p>Pinzón Vulgar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</text:p>
          </table:table-cell>
          <table:table-cell table:number-columns-repeated="3" office:value-type="string" calcext:value-type="string">
            <text:p>Pito Real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Cazando/Pesc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3" office:value-type="string" calcext:value-type="string">
            <text:p>Polla de Agua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atoner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3" table:style-name="ce9" office:value-type="string" calcext:value-type="string">
            <text:p>Ratonero Común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</text:p>
          </table:table-cell>
          <table:table-cell table:number-columns-repeated="3" office:value-type="string" calcext:value-type="string">
            <text:p>Reyezuelo Listado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Marrón</text:p>
          </table:table-cell>
          <table:table-cell table:number-columns-repeated="3" office:value-type="string" calcext:value-type="string">
            <text:p>Reyezuelo Sencillo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Tarabilla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</text:p>
          </table:table-cell>
          <table:table-cell table:number-columns-repeated="3" table:style-name="ce9" office:value-type="string" calcext:value-type="string">
            <text:p>Tarabilla Común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Tórtola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</text:p>
          </table:table-cell>
          <table:table-cell table:number-columns-repeated="3" table:style-name="ce9" office:value-type="string" calcext:value-type="string">
            <text:p>Tórtola Común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Tórtola Turc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</text:p>
          </table:table-cell>
          <table:table-cell table:number-columns-repeated="3" table:style-name="ce9" office:value-type="string" calcext:value-type="string">
            <text:p>Tórtola Turca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3" table:style-name="ce9" office:value-type="string" calcext:value-type="string">
            <text:p>Urraca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Urbano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3" office:value-type="string" calcext:value-type="string">
            <text:p>Vencejo Común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Verdecill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3" office:value-type="string" calcext:value-type="string">
            <text:p>Verdecillo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Rosa</text:p>
          </table:table-cell>
          <table:table-cell office:value-type="string" calcext:value-type="string">
            <text:p>Verde</text:p>
          </table:table-cell>
          <table:table-cell table:number-columns-repeated="3" table:style-name="ce9" office:value-type="string" calcext:value-type="string">
            <text:p>Verderón</text:p>
          </table:table-cell>
          <table:table-cell table:number-columns-repeated="986"/>
        </table:table-row>
        <table:table-row table:style-name="ro4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Pío: blanco y negro/ Naranja</text:p>
          </table:table-cell>
          <table:table-cell table:number-columns-repeated="3" table:style-name="ce9" office:value-type="string" calcext:value-type="string">
            <text:p>Vuelvepiedra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3" table:style-name="ce9" office:value-type="string" calcext:value-type="string">
            <text:p>Zarapito Trinador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Zarcero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/Pesc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/ Amarillo</text:p>
          </table:table-cell>
          <table:table-cell table:number-columns-repeated="3" office:value-type="string" calcext:value-type="string">
            <text:p>Zarcero Común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Zorzal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3" office:value-type="string" calcext:value-type="string">
            <text:p>Zorzal Común</text:p>
          </table:table-cell>
          <table:table-cell table:number-columns-repeated="986"/>
        </table:table-row>
        <table:table-row table:style-name="ro6" table:number-rows-repeated="1048467">
          <table:table-cell table:number-columns-repeated="999"/>
        </table:table-row>
        <table:table-row table:style-name="ro6">
          <table:table-cell table:number-columns-repeated="999"/>
        </table:table-row>
      </table:table>
      <table:table table:name="Vuelo" table:style-name="ta2">
        <table:table-column table:style-name="co1" table:default-cell-style-name="ce10"/>
        <table:table-column table:style-name="co1" table:number-columns-repeated="11" table:default-cell-style-name="ce12"/>
        <table:table-row table:style-name="ro6">
          <table:table-cell table:style-name="ce11" office:value-type="string" calcext:value-type="string">
            <text:p>Ave</text:p>
          </table:table-cell>
          <table:table-cell table:style-name="ce11" office:value-type="string" calcext:value-type="string">
            <text:p>Vuelo</text:p>
          </table:table-cell>
          <table:table-cell table:style-name="ce11" office:value-type="string" calcext:value-type="string">
            <text:p>Aleteo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Alterna profundos aleteos con largos plane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Ánade Azulón</text:p>
          </table:table-cell>
          <table:table-cell office:value-type="string" calcext:value-type="string">
            <text:p>Vuelo ágil</text:p>
          </table:table-cell>
          <table:table-cell office:value-type="string" calcext:value-type="string">
            <text:p>aleteos bastante poco profund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rchibebe Claro</text:p>
          </table:table-cell>
          <table:table-cell office:value-type="string" calcext:value-type="string">
            <text:p>rápido</text:p>
          </table:table-cell>
          <table:table-cell office:value-type="string" calcext:value-type="string">
            <text:p>Aleteos profundos y lentos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Bisbita Común</text:p>
          </table:table-cell>
          <table:table-cell office:value-type="string" calcext:value-type="string">
            <text:p>Movimientos irregulares, que producen un avance indeciso</text:p>
          </table:table-cell>
          <table:table-cell office:value-type="string" calcext:value-type="string">
            <text:p>aleteos no uniformes 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Ratonero Común</text:p>
          </table:table-cell>
          <table:table-cell office:value-type="string" calcext:value-type="string">
            <text:p>Vuela bastante deprisa</text:p>
          </table:table-cell>
          <table:table-cell office:value-type="string" calcext:value-type="string">
            <text:p>aleteos rígidos y generalmente poco profundos, seguidos de planeos con las alas plan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lirrojo tizón</text:p>
          </table:table-cell>
          <table:table-cell office:value-type="string" calcext:value-type="string">
            <text:p>rápido y potente</text:p>
          </table:table-cell>
          <table:table-cell office:value-type="string" calcext:value-type="string">
            <text:p>batido raudo de al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neja Negra</text:p>
          </table:table-cell>
          <table:table-cell office:value-type="string" calcext:value-type="string">
            <text:p>directo</text:p>
          </table:table-cell>
          <table:table-cell office:value-type="string" calcext:value-type="string">
            <text:p>constant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rraca</text:p>
          </table:table-cell>
          <table:table-cell office:value-type="string" calcext:value-type="string">
            <text:p>desequilibrado</text:p>
          </table:table-cell>
          <table:table-cell office:value-type="string" calcext:value-type="string">
            <text:p>irregulares y cortos planeos</text:p>
          </table:table-cell>
          <table:table-cell table:number-columns-repeated="9"/>
        </table:table-row>
        <table:table-row table:style-name="ro8">
          <table:table-cell office:value-type="string" calcext:value-type="string">
            <text:p>Garceta Común</text:p>
          </table:table-cell>
          <table:table-cell office:value-type="string" calcext:value-type="string">
            <text:p><text:s/>lento y rectilíneo; postura característica con el cuello encogido en forma de “S”</text:p>
          </table:table-cell>
          <table:table-cell office:value-type="string" calcext:value-type="string">
            <text:p><text:s/>bate las alas constantemente y muestra los pies extendidos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arza Real</text:p>
          </table:table-cell>
          <table:table-cell office:value-type="string" calcext:value-type="string">
            <text:p>lento; <text:s/>postura característica con el cuello encogido en forma de “S”</text:p>
          </table:table-cell>
          <table:table-cell office:value-type="string" calcext:value-type="string">
            <text:p>regulares y profundos planeos con las alas arqueadas mostrando los pies extendidos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Gaviota Reidora</text:p>
          </table:table-cell>
          <table:table-cell office:value-type="string" calcext:value-type="string">
            <text:p>Vuelo ligero y grácil</text:p>
          </table:table-cell>
          <table:table-cell office:value-type="string" calcext:value-type="string">
            <text:p>más ágil que el de las gaviotas de mayor tamaño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Ostreros</text:p>
          </table:table-cell>
          <table:table-cell office:value-type="string" calcext:value-type="string">
            <text:p>Silueta en vuelo bastante compacta, vuelo potente</text:p>
          </table:table-cell>
          <table:table-cell office:value-type="string" calcext:value-type="string">
            <text:p>poco profund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loma torca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órtola Común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Tórtola Turca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Gorrió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pamoscas gr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rabilla Comú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cos de coral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Verderó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elvepiedra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rapito trinador </text:p>
          </table:table-cell>
          <table:table-cell table:number-columns-repeated="11"/>
        </table:table-row>
        <table:table-row table:style-name="ro6" table:number-rows-repeated="1048552">
          <table:table-cell table:number-columns-repeated="12"/>
        </table:table-row>
        <table:table-row table:style-name="ro6">
          <table:table-cell table:number-columns-repeated="12"/>
        </table:table-row>
      </table:table>
      <table:named-expressions/>
      <table:database-ranges>
        <table:database-range table:name="__Anonymous_Sheet_DB__0" table:target-range-address="Nombres.A2:Nombres.AMJ10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/00/0000</text:date>, <text:time style:data-style-name="N2" text:time-value="19:00:24.2936755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2-11-23T19:03:30.397021297</dc:date>
    <meta:editing-duration>P1DT10H29M33S</meta:editing-duration>
    <meta:editing-cycles>244</meta:editing-cycles>
    <meta:generator>LibreOffice/6.4.7.2$Linux_X86_64 LibreOffice_project/40$Build-2</meta:generator>
    <meta:document-statistic meta:table-count="2" meta:cell-count="1453" meta:object-count="0"/>
  </office:meta>
</office:document-meta>
</file>